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var font-primary" svg:font-family="'var font-primary'"/>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margin-left="1cm" fo:margin-right="1cm" fo:text-indent="0cm" style:auto-text-indent="false"/>
    </style:style>
    <style:style style:name="P3" style:family="paragraph" style:parent-style-name="Preformatted_20_Text">
      <style:paragraph-properties fo:margin-left="1cm" fo:margin-right="1cm" fo:margin-top="0cm" fo:margin-bottom="0.499cm" style:contextual-spacing="false" fo:text-indent="0cm" style:auto-text-indent="false"/>
    </style:style>
    <style:style style:name="P4" style:family="paragraph" style:parent-style-name="Quotations">
      <style:paragraph-properties style:writing-mode="lr-tb"/>
    </style:style>
    <style:style style:name="P5" style:family="paragraph" style:parent-style-name="Quotations" style:list-style-name="L12"/>
    <style:style style:name="P6" style:family="paragraph" style:parent-style-name="Quotations" style:list-style-name="L12">
      <style:paragraph-properties fo:margin-top="0cm" fo:margin-bottom="0cm" style:contextual-spacing="false"/>
    </style:style>
    <style:style style:name="P7" style:family="paragraph" style:parent-style-name="Text_20_body">
      <style:paragraph-properties fo:margin-top="0.079cm" fo:margin-bottom="0.247cm" style:contextual-spacing="false"/>
      <style:text-properties style:font-name="var font-primary" fo:font-size="12pt"/>
    </style:style>
    <style:style style:name="P8" style:family="paragraph" style:parent-style-name="Text_20_body" style:list-style-name="L1"/>
    <style:style style:name="P9" style:family="paragraph" style:parent-style-name="Text_20_body">
      <style:paragraph-properties style:writing-mode="lr-tb"/>
    </style:style>
    <style:style style:name="P10" style:family="paragraph" style:parent-style-name="Text_20_body">
      <style:paragraph-properties fo:margin-left="0.132cm" fo:margin-right="0.132cm" fo:text-indent="0cm" style:auto-text-indent="false"/>
    </style:style>
    <style:style style:name="P11" style:family="paragraph" style:parent-style-name="Text_20_body" style:list-style-name="L2"/>
    <style:style style:name="P12" style:family="paragraph" style:parent-style-name="Text_20_body" style:list-style-name="L2">
      <style:paragraph-properties fo:margin-top="0cm" fo:margin-bottom="0cm" style:contextual-spacing="false"/>
    </style:style>
    <style:style style:name="P13" style:family="paragraph" style:parent-style-name="Text_20_body" style:list-style-name="L3"/>
    <style:style style:name="P14" style:family="paragraph" style:parent-style-name="Text_20_body" style:list-style-name="L3">
      <style:paragraph-properties fo:margin-top="0cm" fo:margin-bottom="0cm" style:contextual-spacing="false"/>
    </style:style>
    <style:style style:name="P15" style:family="paragraph" style:parent-style-name="Text_20_body">
      <style:paragraph-properties fo:margin-left="0.529cm" fo:margin-right="0.529cm" fo:text-indent="0cm" style:auto-text-indent="false"/>
    </style:style>
    <style:style style:name="P16" style:family="paragraph" style:parent-style-name="Text_20_body">
      <style:paragraph-properties fo:margin-left="0.529cm" fo:margin-right="0.529cm" fo:margin-top="0.529cm" fo:margin-bottom="0.529cm" style:contextual-spacing="false" fo:text-align="center" style:justify-single-word="false" fo:text-indent="0cm" style:auto-text-indent="false"/>
    </style:style>
    <style:style style:name="P17" style:family="paragraph" style:parent-style-name="Text_20_body">
      <style:paragraph-properties fo:margin-top="0.529cm" fo:margin-bottom="0.529cm" style:contextual-spacing="false" fo:text-align="center" style:justify-single-word="false"/>
    </style:style>
    <style:style style:name="P18" style:family="paragraph" style:parent-style-name="Text_20_body" style:list-style-name="L4"/>
    <style:style style:name="P19" style:family="paragraph" style:parent-style-name="Text_20_body" style:list-style-name="L4">
      <style:paragraph-properties fo:margin-top="0cm" fo:margin-bottom="0cm" style:contextual-spacing="false"/>
    </style:style>
    <style:style style:name="P20" style:family="paragraph" style:parent-style-name="Text_20_body" style:list-style-name="L5"/>
    <style:style style:name="P21" style:family="paragraph" style:parent-style-name="Text_20_body" style:list-style-name="L5">
      <style:paragraph-properties fo:margin-top="0cm" fo:margin-bottom="0cm" style:contextual-spacing="false"/>
    </style:style>
    <style:style style:name="P22" style:family="paragraph" style:parent-style-name="Text_20_body" style:list-style-name="L6"/>
    <style:style style:name="P23" style:family="paragraph" style:parent-style-name="Text_20_body" style:list-style-name="L6">
      <style:paragraph-properties fo:margin-top="0cm" fo:margin-bottom="0cm" style:contextual-spacing="false"/>
    </style:style>
    <style:style style:name="P24" style:family="paragraph" style:parent-style-name="Text_20_body" style:list-style-name="L7"/>
    <style:style style:name="P25" style:family="paragraph" style:parent-style-name="Text_20_body" style:list-style-name="L7">
      <style:paragraph-properties fo:margin-top="0cm" fo:margin-bottom="0cm" style:contextual-spacing="false"/>
    </style:style>
    <style:style style:name="P26" style:family="paragraph" style:parent-style-name="Text_20_body" style:list-style-name="L8"/>
    <style:style style:name="P27" style:family="paragraph" style:parent-style-name="Text_20_body" style:list-style-name="L8">
      <style:paragraph-properties fo:margin-top="0cm" fo:margin-bottom="0cm" style:contextual-spacing="false"/>
    </style:style>
    <style:style style:name="P28" style:family="paragraph" style:parent-style-name="Text_20_body" style:list-style-name="L9"/>
    <style:style style:name="P29" style:family="paragraph" style:parent-style-name="Text_20_body" style:list-style-name="L9">
      <style:paragraph-properties fo:margin-top="0cm" fo:margin-bottom="0cm" style:contextual-spacing="false"/>
    </style:style>
    <style:style style:name="P30" style:family="paragraph" style:parent-style-name="Text_20_body" style:list-style-name="L10"/>
    <style:style style:name="P31" style:family="paragraph" style:parent-style-name="Text_20_body" style:list-style-name="L10">
      <style:paragraph-properties fo:margin-top="0cm" fo:margin-bottom="0cm" style:contextual-spacing="false"/>
    </style:style>
    <style:style style:name="P32" style:family="paragraph" style:parent-style-name="Text_20_body" style:list-style-name="L11"/>
    <style:style style:name="P33" style:family="paragraph" style:parent-style-name="Text_20_body" style:list-style-name="L11">
      <style:paragraph-properties fo:margin-top="0cm" fo:margin-bottom="0cm" style:contextual-spacing="false"/>
    </style:style>
    <style:style style:name="T1" style:family="text">
      <style:text-properties fo:font-weight="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c command in Linux with examples</text:h>
      <text:p text:style-name="P7">Last Updated : 19 Jul, 2024 </text:p>
      <text:list text:style-name="L1">
        <text:list-item>
          <text:p text:style-name="P8"/>
        </text:list-item>
      </text:list>
      <text:p text:style-name="P9"><text:span text:style-name="Strong_20_Emphasis"><text:span text:style-name="T1">bc</text:span></text:span> command is used for command line calculator. It is similar to basic calculator by using which we can do basic mathematical calculations. <text:line-break/>Arithmetic operations are the most basic in any kind of programming language. Linux or Unix operating system provides the <text:span text:style-name="Strong_20_Emphasis"><text:span text:style-name="T1">bc command</text:span></text:span> and <text:span text:style-name="Strong_20_Emphasis"><text:span text:style-name="T1">expr command</text:span></text:span> for doing arithmetic calculations. You can use these commands in bash or shell script also for evaluating arithmetic expressions. </text:p>
      <text:p text:style-name="Text_20_body"><text:span text:style-name="Strong_20_Emphasis"><text:span text:style-name="T1">Syntax:</text:span></text:span> </text:p>
      <text:section text:style-name="Sect1" text:name="GFG_AD_gfg_mobile_336x280">
        <text:p text:style-name="P10"/>
      </text:section>
      <text:p text:style-name="P1"><text:span text:style-name="Strong_20_Emphasis"><text:span text:style-name="T1">bc [ -hlwsqv ] [long-options] [ file ... ]</text:span></text:span> </text:p>
      <text:p text:style-name="P9"><text:span text:style-name="Strong_20_Emphasis"><text:span text:style-name="T1">Options:</text:span></text:span> <text:line-break/><text:span text:style-name="Strong_20_Emphasis"><text:span text:style-name="T1">-h</text:span></text:span>, {- -help } : Print the usage and exit <text:line-break/><text:span text:style-name="Strong_20_Emphasis"><text:span text:style-name="T1">-i</text:span></text:span>, {- -interactive } : Force interactive mode <text:line-break/><text:span text:style-name="Strong_20_Emphasis"><text:span text:style-name="T1">-l</text:span></text:span>, {- -mathlib } : Define the standard math library <text:line-break/><text:span text:style-name="Strong_20_Emphasis"><text:span text:style-name="T1">-w</text:span></text:span>, {- -warn } : Give warnings for extensions to POSIX bc <text:line-break/><text:span text:style-name="Strong_20_Emphasis"><text:span text:style-name="T1">-s</text:span></text:span>, {- -standard } : Process exactly the POSIX bc language <text:line-break/><text:span text:style-name="Strong_20_Emphasis"><text:span text:style-name="T1">-q</text:span></text:span>, {- -quiet } : Do not print the normal GNU bc welcome <text:line-break/><text:span text:style-name="Strong_20_Emphasis"><text:span text:style-name="T1">-v</text:span></text:span>, {- -version } : Print the version number and copyright and quit </text:p>
      <text:p text:style-name="Text_20_body"><text:span text:style-name="Strong_20_Emphasis"><text:span text:style-name="T1">The bc command supports the following features:</text:span></text:span> </text:p>
      <text:list xml:id="list442343331" text:style-name="L2">
        <text:list-item text:start-value="1">
          <text:p text:style-name="P12">Arithmetic operators </text:p>
        </text:list-item>
        <text:list-item text:start-value="2">
          <text:p text:style-name="P12">Increment or Decrement operators </text:p>
        </text:list-item>
        <text:list-item text:start-value="3">
          <text:p text:style-name="P12">Assignment operators </text:p>
        </text:list-item>
        <text:list-item text:start-value="4">
          <text:p text:style-name="P12">Comparison or Relational operators </text:p>
        </text:list-item>
        <text:list-item text:start-value="5">
          <text:p text:style-name="P12">Logical or Boolean operators </text:p>
        </text:list-item>
        <text:list-item text:start-value="6">
          <text:p text:style-name="P12">Math functions </text:p>
        </text:list-item>
        <text:list-item text:start-value="7">
          <text:p text:style-name="P12">Conditional statements </text:p>
        </text:list-item>
        <text:list-item text:start-value="8">
          <text:p text:style-name="P11">Iterative statements  </text:p>
        </text:list-item>
      </text:list>
      <text:p text:style-name="P9"><text:span text:style-name="Strong_20_Emphasis"><text:span text:style-name="T1">1. Arithmetic Operators</text:span></text:span> </text:p>
      <text:p text:style-name="P9"><text:span text:style-name="Strong_20_Emphasis"><text:span text:style-name="T1">Examples:</text:span></text:span>  </text:p>
      <text:p text:style-name="Preformatted_20_Text">Input : $ echo "12+5" | bc</text:p>
      <text:p text:style-name="Preformatted_20_Text">Output : 17</text:p>
      <text:p text:style-name="Preformatted_20_Text">Input : $ echo "10^2" | bc</text:p>
      <text:p text:style-name="P1">Output : 100</text:p>
      <text:p text:style-name="P9"><text:span text:style-name="Strong_20_Emphasis"><text:span text:style-name="T1">How to store the result of complete operation in variable?</text:span></text:span> </text:p>
      <text:section text:style-name="Sect1" text:name="GFG_AD_Desktop_InContent_ATF_336x280">
        <text:p text:style-name="Text_20_body"/>
      </text:section>
      <text:section text:style-name="Sect1" text:name="GFG_AD_gfg_mobile_336x280_1">
        <text:p text:style-name="P10"/>
      </text:section>
      <text:p text:style-name="P9"><text:soft-page-break/><text:span text:style-name="Strong_20_Emphasis"><text:span text:style-name="T1">Example:</text:span></text:span>  </text:p>
      <text:p text:style-name="Preformatted_20_Text">Input:</text:p>
      <text:p text:style-name="Preformatted_20_Text">$ x=`echo "12+5" | bc`</text:p>
      <text:p text:style-name="P1">$ echo $x</text:p>
      <text:p text:style-name="P1">Output:17</text:p>
      <text:p text:style-name="P9">Explanation: Stores the result of first line of input in variable x and then display variable x as <text:span text:style-name="Strong_20_Emphasis"><text:span text:style-name="T1">$x</text:span></text:span>. </text:p>
      <text:p text:style-name="Text_20_body"><text:span text:style-name="Strong_20_Emphasis"><text:span text:style-name="T1">2. Assignment Operators</text:span></text:span> <text:line-break/>The list of assignments operators supported are:  </text:p>
      <text:list text:style-name="L3">
        <text:list-item text:start-value="1">
          <text:p text:style-name="P14"><text:span text:style-name="Strong_20_Emphasis"><text:span text:style-name="T1">var = value</text:span></text:span> : Assign the value to the variable </text:p>
        </text:list-item>
        <text:list-item text:start-value="2">
          <text:p text:style-name="P14"><text:span text:style-name="Strong_20_Emphasis"><text:span text:style-name="T1">var += value</text:span></text:span> : similar to var = var + value </text:p>
        </text:list-item>
        <text:list-item text:start-value="3">
          <text:p text:style-name="P14"><text:span text:style-name="Strong_20_Emphasis"><text:span text:style-name="T1">var -= value</text:span></text:span> : similar to var = var – value </text:p>
        </text:list-item>
        <text:list-item text:start-value="4">
          <text:p text:style-name="P14"><text:span text:style-name="Strong_20_Emphasis"><text:span text:style-name="T1">var *= value</text:span></text:span> : similar to var = var * value </text:p>
        </text:list-item>
        <text:list-item text:start-value="5">
          <text:p text:style-name="P14"><text:span text:style-name="Strong_20_Emphasis"><text:span text:style-name="T1">var /= value</text:span></text:span> : similar to var = var / value </text:p>
        </text:list-item>
        <text:list-item text:start-value="6">
          <text:p text:style-name="P14"><text:span text:style-name="Strong_20_Emphasis"><text:span text:style-name="T1">var ^= value</text:span></text:span> : similar to var = var ^ value </text:p>
        </text:list-item>
        <text:list-item text:start-value="7">
          <text:p text:style-name="P13"><text:span text:style-name="Strong_20_Emphasis"><text:span text:style-name="T1">var %= value</text:span></text:span> : similar to var = var % value </text:p>
        </text:list-item>
      </text:list>
      <text:p text:style-name="P9"><text:span text:style-name="Strong_20_Emphasis"><text:span text:style-name="T1">Examples:</text:span></text:span>  </text:p>
      <text:p text:style-name="Preformatted_20_Text">Input: $ echo "var=10;var" | bc</text:p>
      <text:p text:style-name="P1">Output: 10</text:p>
      <text:p text:style-name="P9">Explanation: Assign 10 to the variable and print the value on the terminal.  </text:p>
      <text:p text:style-name="Preformatted_20_Text">Input: $ echo "var=10;var^=2;var" | bc</text:p>
      <text:p text:style-name="P1">Output: 100</text:p>
      <text:p text:style-name="P9">Explanation: Squares the value of the variable and print the value on the terminal. </text:p>
      <text:section text:style-name="Sect1" text:name="GFG_AD_gfg_outstream_incontent">
        <text:p text:style-name="P16"/>
        <text:section text:style-name="Sect1" text:name="google_ads_iframe_/27823234/gfg_outstream_incontent_0__container__">
          <text:p text:style-name="P17"/>
        </text:section>
      </text:section>
      <text:p text:style-name="Text_20_body"><text:span text:style-name="Strong_20_Emphasis"><text:span text:style-name="T1">How to store the result of complete operation in variable?</text:span></text:span> </text:p>
      <text:p text:style-name="P9"><text:span text:style-name="Strong_20_Emphasis"><text:span text:style-name="T1">Example:</text:span></text:span>  </text:p>
      <text:p text:style-name="Preformatted_20_Text">Input:</text:p>
      <text:p text:style-name="Preformatted_20_Text">$ x=`echo "var=500;var%=7;var" | bc`</text:p>
      <text:p text:style-name="P1">$ echo $x </text:p>
      <text:p text:style-name="P1">Output:3</text:p>
      <text:p text:style-name="P9">Explanation: Stores the result of 500 modulo 7 i.e. remainder of 500/7 in variable x and then display variable x as <text:span text:style-name="Strong_20_Emphasis"><text:span text:style-name="T1">$x</text:span></text:span>. </text:p>
      <text:p text:style-name="Text_20_body"><text:span text:style-name="Strong_20_Emphasis"><text:span text:style-name="T1">3. Increment Operators</text:span></text:span> <text:line-break/>There are 2 kinds of increment operators:  </text:p>
      <text:list text:style-name="L4">
        <text:list-item text:start-value="1">
          <text:p text:style-name="P19"><text:soft-page-break/><text:span text:style-name="Strong_20_Emphasis"><text:span text:style-name="T1">++var</text:span></text:span> : Pre increment operator, variable is increased first and then result of variable is stored. </text:p>
        </text:list-item>
        <text:list-item text:start-value="2">
          <text:p text:style-name="P18"><text:span text:style-name="Strong_20_Emphasis"><text:span text:style-name="T1">var++</text:span></text:span> : Post increment operator, result of the variable is used first and then variable is incremented. </text:p>
        </text:list-item>
      </text:list>
      <text:p text:style-name="P9"><text:span text:style-name="Strong_20_Emphasis"><text:span text:style-name="T1">Examples:</text:span></text:span>  </text:p>
      <text:p text:style-name="Preformatted_20_Text">Input: $ echo "var=10;++var" | bc</text:p>
      <text:p text:style-name="P1">Output: 11</text:p>
      <text:p text:style-name="P9">Explanation: Variable is increased first and then result of variable is stored.  </text:p>
      <text:p text:style-name="Preformatted_20_Text">Input: $ echo "var=10;var++" | bc</text:p>
      <text:p text:style-name="P1">Output: 10</text:p>
      <text:p text:style-name="P9">Explanation: Result of the variable is used first and then variable is incremented. </text:p>
      <text:p text:style-name="Text_20_body"><text:span text:style-name="Strong_20_Emphasis"><text:span text:style-name="T1">4. Decrement Operators</text:span></text:span> <text:line-break/>There are 2 kinds of decrement operators: </text:p>
      <text:list text:style-name="L5">
        <text:list-item text:start-value="1">
          <text:p text:style-name="P21"><text:span text:style-name="Strong_20_Emphasis">– – </text:span><text:span text:style-name="Strong_20_Emphasis"><text:span text:style-name="T1">var</text:span></text:span> : Pre decrement operator, variable is decreased first and then result of variable is stored. </text:p>
        </text:list-item>
        <text:list-item text:start-value="2">
          <text:p text:style-name="P20"><text:span text:style-name="Strong_20_Emphasis"><text:span text:style-name="T1">var – –</text:span></text:span> : Post decrement operator, result of the variable is used first and then variable is decremented. </text:p>
        </text:list-item>
      </text:list>
      <text:p text:style-name="P9"><text:span text:style-name="Strong_20_Emphasis"><text:span text:style-name="T1">Examples:</text:span></text:span>  </text:p>
      <text:p text:style-name="Preformatted_20_Text">Input: $ echo "var=10;--var" | bc</text:p>
      <text:p text:style-name="P1">Output: 9</text:p>
      <text:p text:style-name="P9">Explanation: Variable is decreased first and then result of variable is stored.  </text:p>
      <text:section text:style-name="Sect1" text:name="GFG_AD_gfg_outstream_incontent-1">
        <text:p text:style-name="P15"/>
      </text:section>
      <text:p text:style-name="Preformatted_20_Text">Input: $ echo "var=10;var--" | bc</text:p>
      <text:p text:style-name="P1">Output: 10</text:p>
      <text:p text:style-name="P9">Explanation: Result of the variable is used first and then variable is decremented. </text:p>
      <text:p text:style-name="Text_20_body"><text:span text:style-name="Strong_20_Emphasis"><text:span text:style-name="T1">5. Comparison or Relational Operators</text:span></text:span> <text:line-break/>Relational operators are used to compare 2 numbers. If the comparison is true, then result is <text:span text:style-name="Strong_20_Emphasis"><text:span text:style-name="T1">1</text:span></text:span>. Otherwise(false), returns <text:span text:style-name="Strong_20_Emphasis"><text:span text:style-name="T1">0</text:span></text:span>. These operators are generally used in conditional statements like <text:span text:style-name="Strong_20_Emphasis"><text:span text:style-name="T1">if</text:span></text:span>. </text:p>
      <text:p text:style-name="P9">The list of relational operators supported in bc command are shown below: </text:p>
      <text:list text:style-name="L6">
        <text:list-item text:start-value="1">
          <text:p text:style-name="P23"><text:span text:style-name="Strong_20_Emphasis"><text:span text:style-name="T1">expr1&lt;expr2</text:span></text:span> : Result is 1 if expr1 is strictly less than expr2. </text:p>
        </text:list-item>
        <text:list-item text:start-value="2">
          <text:p text:style-name="P23"><text:span text:style-name="Strong_20_Emphasis"><text:span text:style-name="T1">expr1&lt;=expr2</text:span></text:span> : Result is 1 if expr1 is less than or equal to expr2. </text:p>
        </text:list-item>
        <text:list-item text:start-value="3">
          <text:p text:style-name="P23"><text:span text:style-name="Strong_20_Emphasis"><text:span text:style-name="T1">expr1&gt;expr2</text:span></text:span> : Result is 1 if expr1 is strictly greater than expr2. </text:p>
        </text:list-item>
        <text:list-item text:start-value="4">
          <text:p text:style-name="P23"><text:span text:style-name="Strong_20_Emphasis"><text:span text:style-name="T1">expr1&gt;=expr2</text:span></text:span> : Result is 1 if expr1 is greater than or equal to expr2. </text:p>
        </text:list-item>
        <text:list-item text:start-value="5">
          <text:p text:style-name="P23"><text:span text:style-name="Strong_20_Emphasis"><text:span text:style-name="T1">expr1==expr2</text:span></text:span> : Result is 1 if expr1 is equal to expr2. </text:p>
        </text:list-item>
        <text:list-item text:start-value="6">
          <text:p text:style-name="P22"><text:span text:style-name="Strong_20_Emphasis"><text:span text:style-name="T1">expr1!=expr2</text:span></text:span> : Result is 1 if expr1 is not equal to expr2. </text:p>
        </text:list-item>
      </text:list>
      <text:p text:style-name="P9"><text:span text:style-name="Strong_20_Emphasis"><text:span text:style-name="T1">Examples:</text:span></text:span>  </text:p>
      <text:p text:style-name="Preformatted_20_Text">Input: $ echo "10&gt;5" | bc</text:p>
      <text:p text:style-name="Preformatted_20_Text">Output: 1</text:p>
      <text:p text:style-name="Preformatted_20_Text">Input: $ echo "1==2" | bc</text:p>
      <text:p text:style-name="P1"><text:soft-page-break/>Output: 0</text:p>
      <text:p text:style-name="P9"><text:span text:style-name="Strong_20_Emphasis"><text:span text:style-name="T1">6. Logical or Boolean Operators</text:span></text:span> <text:line-break/>Logical operators are mostly used in conditional statements. The result of the logical operators is either <text:span text:style-name="Strong_20_Emphasis"><text:span text:style-name="T1">1</text:span></text:span>(TRUE) or <text:span text:style-name="Strong_20_Emphasis"><text:span text:style-name="T1">0</text:span></text:span>(FALSE).  </text:p>
      <text:list text:style-name="L7">
        <text:list-item text:start-value="1">
          <text:p text:style-name="P25"><text:span text:style-name="Strong_20_Emphasis"><text:span text:style-name="T1">expr1 &amp;&amp; expr2</text:span></text:span> : Result is 1 if both expressions are non-zero. </text:p>
        </text:list-item>
        <text:list-item text:start-value="2">
          <text:p text:style-name="P25"><text:span text:style-name="Strong_20_Emphasis"><text:span text:style-name="T1">expr1 || expr2</text:span></text:span> : Result is 1 if either expression is non-zero. </text:p>
        </text:list-item>
        <text:list-item text:start-value="3">
          <text:p text:style-name="P24"><text:span text:style-name="Strong_20_Emphasis"><text:span text:style-name="T1">! expr</text:span></text:span> : Result is 1 if expr is 0. </text:p>
        </text:list-item>
      </text:list>
      <text:p text:style-name="P9"><text:span text:style-name="Strong_20_Emphasis"><text:span text:style-name="T1">Examples:</text:span></text:span>  </text:p>
      <text:p text:style-name="Preformatted_20_Text">Input: $ echo "10 &amp;&amp; 5" | bc</text:p>
      <text:p text:style-name="Preformatted_20_Text">Output: 1</text:p>
      <text:p text:style-name="Preformatted_20_Text">Input: $ echo "0 || 0" | bc</text:p>
      <text:p text:style-name="Preformatted_20_Text">Output: 0</text:p>
      <text:p text:style-name="Preformatted_20_Text">Input: $ echo "! 0" | bc</text:p>
      <text:p text:style-name="P1">Output: 1</text:p>
      <text:p text:style-name="P9"><text:span text:style-name="Strong_20_Emphasis"><text:span text:style-name="T1">7. Mathematical Functions</text:span></text:span> <text:line-break/>The built-in math functions supported are :  </text:p>
      <text:list text:style-name="L8">
        <text:list-item text:start-value="1">
          <text:p text:style-name="P27"><text:span text:style-name="Strong_20_Emphasis"><text:span text:style-name="T1">s (x)</text:span></text:span>: The sine of x, x is in radians. </text:p>
        </text:list-item>
        <text:list-item text:start-value="2">
          <text:p text:style-name="P27"><text:span text:style-name="Strong_20_Emphasis"><text:span text:style-name="T1">c (x)</text:span></text:span> : The cosine of x, x is in radians. </text:p>
        </text:list-item>
        <text:list-item text:start-value="3">
          <text:p text:style-name="P27"><text:span text:style-name="Strong_20_Emphasis"><text:span text:style-name="T1">a (x)</text:span></text:span> : The arctangent of x, arctangent returns radians. </text:p>
        </text:list-item>
        <text:list-item text:start-value="4">
          <text:p text:style-name="P27"><text:span text:style-name="Strong_20_Emphasis"><text:span text:style-name="T1">l (x)</text:span></text:span> : The natural logarithm of x. </text:p>
        </text:list-item>
        <text:list-item text:start-value="5">
          <text:p text:style-name="P27"><text:span text:style-name="Strong_20_Emphasis"><text:span text:style-name="T1">e (x)</text:span></text:span> : The exponential function of raising e to the value x. </text:p>
        </text:list-item>
        <text:list-item text:start-value="6">
          <text:p text:style-name="P27"><text:span text:style-name="Strong_20_Emphasis"><text:span text:style-name="T1">j (n,x)</text:span></text:span> : The bessel function of integer order n of x. </text:p>
        </text:list-item>
        <text:list-item text:start-value="7">
          <text:p text:style-name="P26"><text:span text:style-name="Strong_20_Emphasis"><text:span text:style-name="T1">sqrt(x)</text:span></text:span> : Square root of the number x. If the expression is negative, a run time error is generated.  </text:p>
        </text:list-item>
      </text:list>
      <text:p text:style-name="P9">In addition to the math functions, the following functions are also supported : </text:p>
      <text:list text:style-name="L9">
        <text:list-item text:start-value="1">
          <text:p text:style-name="P29"><text:span text:style-name="Strong_20_Emphasis"><text:span text:style-name="T1">length(x)</text:span></text:span> : returns the number of digits in x. </text:p>
        </text:list-item>
        <text:list-item text:start-value="2">
          <text:p text:style-name="P29"><text:span text:style-name="Strong_20_Emphasis"><text:span text:style-name="T1">read()</text:span></text:span> : Reads the number from the standard input. </text:p>
        </text:list-item>
        <text:list-item text:start-value="3">
          <text:p text:style-name="P29"><text:span text:style-name="Strong_20_Emphasis"><text:span text:style-name="T1">scale(expression)</text:span></text:span> : The value of the scale function is the number of digits after the decimal point in the expression.  </text:p>
        </text:list-item>
        <text:list-item text:start-value="4">
          <text:p text:style-name="P29"><text:span text:style-name="Strong_20_Emphasis"><text:span text:style-name="T1">ibase</text:span></text:span> and <text:span text:style-name="Strong_20_Emphasis"><text:span text:style-name="T1">obase</text:span></text:span> define the conversion base for input and output numbers. The default for both input and output is base 10. </text:p>
        </text:list-item>
        <text:list-item text:start-value="5">
          <text:p text:style-name="P28"><text:span text:style-name="Strong_20_Emphasis"><text:span text:style-name="T1">last</text:span></text:span> (an extension) is a variable that has the value of the last printed number. </text:p>
        </text:list-item>
      </text:list>
      <text:p text:style-name="P9"><text:span text:style-name="Strong_20_Emphasis"><text:span text:style-name="T1">Examples:</text:span></text:span>  </text:p>
      <text:p text:style-name="Preformatted_20_Text">Input: <text:s/></text:p>
      <text:p text:style-name="Preformatted_20_Text">$ pi=`echo "h=10;4*a(1)" | bc -l`</text:p>
      <text:p text:style-name="Preformatted_20_Text">$ echo $pi</text:p>
      <text:p text:style-name="P1">Output: 3.14159265358979323844</text:p>
      <text:p text:style-name="P9">Explanation: Assign the value of “pi” to the shell variable pi. Here, a refers to the arctangent function, which is part of the math library loaded with the -l option.  </text:p>
      <text:section text:style-name="Sect1" text:name="GFG_AD_gfg_outstream_incontent-2">
        <text:p text:style-name="P16"/>
        <text:section text:style-name="Sect1" text:name="google_ads_iframe_/27823234/gfg_outstream_incontent_2_0__container__">
          <text:p text:style-name="P17"><text:soft-page-break/></text:p>
        </text:section>
      </text:section>
      <text:p text:style-name="Preformatted_20_Text">Input: $ echo "scale($pi)" | bc -l</text:p>
      <text:p text:style-name="P1">Output: 20</text:p>
      <text:p text:style-name="P9">Explanation: Gives the number of digits after decimal point in value of “pi” calculated in previous example.  </text:p>
      <text:p text:style-name="Preformatted_20_Text">Input: $ echo "s($pi/3)" | bc -l</text:p>
      <text:p text:style-name="P1">Output: .86602540378443864675</text:p>
      <text:p text:style-name="P9">Explanation: Gives sine values at “pi/3” angle. Angle must be in radians. Here, s refers to the sine function  </text:p>
      <text:p text:style-name="Preformatted_20_Text">Input: $ echo "c($pi/3)" | bc -l</text:p>
      <text:p text:style-name="P1">Output: .50000000000000000001</text:p>
      <text:p text:style-name="P9">Explanation: Gives cosine values at “pi/3” angle. Angle must be in radians. Here, c refers to the cosine function.  </text:p>
      <text:p text:style-name="Preformatted_20_Text">Input: $ echo "e(3)" | bc -l</text:p>
      <text:p text:style-name="P1">Output:20.08553692318766774092 </text:p>
      <text:p text:style-name="P9">Explanation: Gives exponential^value as output.  </text:p>
      <text:p text:style-name="Preformatted_20_Text">Input: $ echo "l(e(1))" | bc -l</text:p>
      <text:p text:style-name="P1">Output: .99999999999999999999</text:p>
      <text:p text:style-name="P9">Explanation: Gives natural logarithm of the value i.e. w.r.t. base ‘e’.  </text:p>
      <text:p text:style-name="Preformatted_20_Text">Input: $ echo "obase=2;15" | bc -l</text:p>
      <text:p text:style-name="P1">Output: 1111</text:p>
      <text:p text:style-name="P9">Explanation: Convert Decimal to Binary. </text:p>
      <text:p text:style-name="Preformatted_20_Text">Input: $ echo "obase=8;9" | bc -l</text:p>
      <text:p text:style-name="P1">Output: 11</text:p>
      <text:p text:style-name="P9">Explanation: Convert Decimal to Octal. </text:p>
      <text:p text:style-name="Preformatted_20_Text">Input: $ echo "ibase=2;1111" | bc -l</text:p>
      <text:p text:style-name="P1">Output: 15</text:p>
      <text:p text:style-name="P9">Explanation: Convert Binary to Decimal. </text:p>
      <text:p text:style-name="Preformatted_20_Text">Input: $ echo "ibase=2;obase=8;10" | bc -l</text:p>
      <text:p text:style-name="P1">Output: 2</text:p>
      <text:p text:style-name="P9">Explanation: Convert Binary to Octal. </text:p>
      <text:p text:style-name="Text_20_body"><text:span text:style-name="Strong_20_Emphasis"><text:span text:style-name="T1">8. Conditional Statements</text:span></text:span> </text:p>
      <text:section text:style-name="Sect1" text:name="GFG_AD_gfg_outstream_incontent-3">
        <text:p text:style-name="P16"/>
        <text:section text:style-name="Sect1" text:name="google_ads_iframe_/27823234/gfg_outstream_incontent_3_0__container__">
          <text:p text:style-name="P17"/>
        </text:section>
      </text:section>
      <text:p text:style-name="Text_20_body"><text:soft-page-break/>Conditional Statements are used to take decisions and execute statements based on these decisions. bc command supports the if condition. </text:p>
      <text:p text:style-name="P9"><text:span text:style-name="Strong_20_Emphasis"><text:span text:style-name="T1">Syntax:</text:span></text:span>  </text:p>
      <text:p text:style-name="P1"><text:span text:style-name="Strong_20_Emphasis"><text:span text:style-name="T1">if(</text:span></text:span>condition<text:span text:style-name="Strong_20_Emphasis"><text:span text:style-name="T1">)</text:span></text:span> {statements} <text:span text:style-name="Strong_20_Emphasis"><text:span text:style-name="T1">else</text:span></text:span> {statements}</text:p>
      <text:p text:style-name="P9"><text:span text:style-name="Strong_20_Emphasis"><text:span text:style-name="T1">Example:</text:span></text:span>  </text:p>
      <text:p text:style-name="Preformatted_20_Text">Input: $ echo 'n=8;m=10;if(n&gt;m) print "n is greater" else print "m is greater" ' | bc -l</text:p>
      <text:p text:style-name="P1">Output: m is greater</text:p>
      <text:p text:style-name="P9"><text:span text:style-name="Strong_20_Emphasis"><text:span text:style-name="T1">9. Iterative statements</text:span></text:span> <text:line-break/>bc command supports the for loop and while loop for doing iterations. </text:p>
      <text:p text:style-name="P9"><text:span text:style-name="Strong_20_Emphasis"><text:span text:style-name="T1">Syntax:</text:span></text:span> </text:p>
      <text:p text:style-name="Preformatted_20_Text"><text:span text:style-name="Strong_20_Emphasis"><text:span text:style-name="T1">for(</text:span></text:span>assignment; condition; updation<text:span text:style-name="Strong_20_Emphasis"><text:span text:style-name="T1">)</text:span></text:span></text:p>
      <text:p text:style-name="Preformatted_20_Text"><text:span text:style-name="Strong_20_Emphasis"><text:span text:style-name="T1">{</text:span></text:span></text:p>
      <text:p text:style-name="Preformatted_20_Text"><text:s text:c="6"/>statements.....</text:p>
      <text:p text:style-name="Preformatted_20_Text"><text:s text:c="6"/>.......</text:p>
      <text:p text:style-name="Preformatted_20_Text"><text:s text:c="6"/>........</text:p>
      <text:p text:style-name="Preformatted_20_Text"><text:span text:style-name="Strong_20_Emphasis"><text:span text:style-name="T1">}</text:span></text:span></text:p>
      <text:p text:style-name="Preformatted_20_Text">OR</text:p>
      <text:p text:style-name="Preformatted_20_Text"><text:span text:style-name="Strong_20_Emphasis"><text:span text:style-name="T1">while(</text:span></text:span>condition<text:span text:style-name="Strong_20_Emphasis"><text:span text:style-name="T1">)</text:span></text:span></text:p>
      <text:p text:style-name="Preformatted_20_Text"><text:span text:style-name="Strong_20_Emphasis"><text:span text:style-name="T1">{</text:span></text:span></text:p>
      <text:p text:style-name="Preformatted_20_Text"><text:s text:c="6"/>statements.....</text:p>
      <text:p text:style-name="Preformatted_20_Text"><text:s text:c="6"/>.......</text:p>
      <text:p text:style-name="Preformatted_20_Text"><text:s text:c="6"/>........</text:p>
      <text:p text:style-name="P1"><text:span text:style-name="Strong_20_Emphasis"><text:span text:style-name="T1">}</text:span></text:span></text:p>
      <text:p text:style-name="P9"><text:span text:style-name="Strong_20_Emphasis"><text:span text:style-name="T1">Examples:</text:span></text:span>  </text:p>
      <text:p text:style-name="Preformatted_20_Text">Input: $ echo "for(i=1; i&lt;=10; i++) {i;}" | bc</text:p>
      <text:p text:style-name="Preformatted_20_Text">Output: </text:p>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1">10</text:p>
      <text:p text:style-name="Preformatted_20_Text">Input: $ echo "i=1;while(i&lt;=10) {i; i+=1}" | bc</text:p>
      <text:p text:style-name="Preformatted_20_Text">Output: </text:p>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1">10</text:p>
      <text:p text:style-name="P9"><text:soft-page-break/>Explanation: Both examples prints numbers from 1 to 10 using the respective looping syntax. <text:line-break/>Some <text:span text:style-name="Strong_20_Emphasis"><text:span text:style-name="T1">Pseudo Statements</text:span></text:span>:  </text:p>
      <text:list text:style-name="L10">
        <text:list-item text:start-value="1">
          <text:p text:style-name="P31"><text:span text:style-name="Strong_20_Emphasis"><text:span text:style-name="T1">break</text:span></text:span> : This statement causes a forced exit of the most recent enclosing while statement or for statement. </text:p>
        </text:list-item>
        <text:list-item text:start-value="2">
          <text:p text:style-name="P31"><text:span text:style-name="Strong_20_Emphasis"><text:span text:style-name="T1">continue</text:span></text:span> : The continue statement (an extension) causes the most recent enclosing for statement to start the next iteration. </text:p>
        </text:list-item>
        <text:list-item text:start-value="3">
          <text:p text:style-name="P31"><text:span text:style-name="Strong_20_Emphasis"><text:span text:style-name="T1">halt</text:span></text:span> : The halt statement (an extension) is an executed statement that causes the bc processor to quit only when it is executed. For example, “if (0 == 1) halt” will not cause bc to terminate because the halt is not executed. </text:p>
        </text:list-item>
        <text:list-item text:start-value="4">
          <text:p text:style-name="P31"><text:span text:style-name="Strong_20_Emphasis"><text:span text:style-name="T1">return</text:span></text:span> : Return the value 0 from a function. (See the section on functions). </text:p>
        </text:list-item>
        <text:list-item text:start-value="5">
          <text:p text:style-name="P31"><text:span text:style-name="Strong_20_Emphasis"><text:span text:style-name="T1">return(</text:span></text:span>expression<text:span text:style-name="Strong_20_Emphasis"><text:span text:style-name="T1">)</text:span></text:span> : Return the value of the expression from a function. (See the section on functions). As an extension, the parenthesis are not required. </text:p>
        </text:list-item>
        <text:list-item text:start-value="6">
          <text:p text:style-name="P31"><text:span text:style-name="Strong_20_Emphasis"><text:span text:style-name="T1">limits</text:span></text:span> : Print the local limits enforced by the local version of bc. (This is an extension). </text:p>
        </text:list-item>
        <text:list-item text:start-value="7">
          <text:p text:style-name="P31"><text:span text:style-name="Strong_20_Emphasis"><text:span text:style-name="T1">quit</text:span></text:span> : When the quit statement is read, the bc processor is terminated, regardless of where the quit statement is found. For example, “if (0 == 1) quit” will cause bc to terminate. </text:p>
        </text:list-item>
        <text:list-item text:start-value="8">
          <text:p text:style-name="P30"><text:span text:style-name="Strong_20_Emphasis"><text:span text:style-name="T1">warranty</text:span></text:span> : Print a warranty notice. (This is an extension). </text:p>
        </text:list-item>
      </text:list>
      <text:p text:style-name="P9"><text:span text:style-name="Strong_20_Emphasis"><text:span text:style-name="T1">10. Functions :</text:span></text:span> Functions provide a method of defining a computation that can be executed later. Functions in bc always compute a value and return it to the caller. Function definitions are “dynamic” in the sense that a function is undefined until a definition is encountered in the input. That definition is then used until another definition function for the same name is encountered. The new definition then replaces the older definition. </text:p>
      <text:p text:style-name="P9"><text:span text:style-name="Strong_20_Emphasis"><text:span text:style-name="T1">Syntax:</text:span></text:span>  </text:p>
      <text:p text:style-name="Preformatted_20_Text"><text:span text:style-name="Strong_20_Emphasis"><text:span text:style-name="T1">define</text:span></text:span> name <text:span text:style-name="Strong_20_Emphasis"><text:span text:style-name="T1">(</text:span></text:span>parameters<text:span text:style-name="Strong_20_Emphasis"><text:span text:style-name="T1">)</text:span></text:span> </text:p>
      <text:p text:style-name="Preformatted_20_Text"><text:span text:style-name="Strong_20_Emphasis"><text:span text:style-name="T1">{</text:span></text:span></text:p>
      <text:p text:style-name="Preformatted_20_Text"><text:s text:c="8"/>statements.......</text:p>
      <text:p text:style-name="Preformatted_20_Text"><text:s text:c="8"/>.......</text:p>
      <text:p text:style-name="Preformatted_20_Text"><text:s text:c="8"/>........</text:p>
      <text:p text:style-name="Preformatted_20_Text"><text:s text:c="8"/>return statement</text:p>
      <text:p text:style-name="P1"><text:span text:style-name="Strong_20_Emphasis"><text:span text:style-name="T1">}</text:span></text:span> </text:p>
      <text:p text:style-name="P9"><text:span text:style-name="Strong_20_Emphasis"><text:span text:style-name="T1">11. We can write our arithmetic expressions in a file and then execute those statements by providing the filename to the bc command.</text:span></text:span> </text:p>
      <text:section text:style-name="Sect1" text:name="GFG_AD_gfg_outstream_incontent-4">
        <text:p text:style-name="P15"/>
      </text:section>
      <text:p text:style-name="Text_20_body"><text:span text:style-name="Strong_20_Emphasis"><text:span text:style-name="T1">Example:</text:span></text:span>  </text:p>
      <text:p text:style-name="Preformatted_20_Text">Input : </text:p>
      <text:p text:style-name="Preformatted_20_Text">$ cat &gt;&gt; example.txt</text:p>
      <text:p text:style-name="Preformatted_20_Text">2+5;</text:p>
      <text:p text:style-name="Preformatted_20_Text">var = 10*3</text:p>
      <text:p text:style-name="Preformatted_20_Text">var</text:p>
      <text:p text:style-name="Preformatted_20_Text">print var</text:p>
      <text:p text:style-name="Preformatted_20_Text">quit</text:p>
      <text:p text:style-name="Preformatted_20_Text">Press ctrl+D</text:p>
      <text:p text:style-name="P1">$ bc example.txt</text:p>
      <text:p text:style-name="Preformatted_20_Text">Output : </text:p>
      <text:p text:style-name="Preformatted_20_Text">bc 1.06.95</text:p>
      <text:p text:style-name="Preformatted_20_Text">Copyright 1991-1994, 1997, 1998, 2000, 2004, 2006 Free Software Foundation, Inc.</text:p>
      <text:p text:style-name="Preformatted_20_Text">This is free software with ABSOLUTELY NO WARRANTY.</text:p>
      <text:p text:style-name="Preformatted_20_Text">For details type `warranty'.</text:p>
      <text:p text:style-name="Preformatted_20_Text"><text:soft-page-break/>7</text:p>
      <text:p text:style-name="P1">30</text:p>
      <text:p text:style-name="P9">TO AVOID SYSTEM GENERATED MESSAGE ON OUTPUT SCREEN, USE:  </text:p>
      <text:p text:style-name="P1">$ bc -q example.txt</text:p>
      <text:p text:style-name="Preformatted_20_Text">Output :</text:p>
      <text:p text:style-name="Preformatted_20_Text">7</text:p>
      <text:p text:style-name="P1">30</text:p>
      <text:p text:style-name="P9"><text:span text:style-name="Strong_20_Emphasis"><text:span text:style-name="T1">12. Important Points: </text:span></text:span> </text:p>
      <text:list text:style-name="L11">
        <text:list-item text:start-value="1">
          <text:p text:style-name="P33">Bc command treats the semicolon (;) or newline as the statement separator. </text:p>
        </text:list-item>
        <text:list-item text:start-value="2">
          <text:p text:style-name="P33">To group statements use the curly braces. Use with functions, if statement, for and while loops. </text:p>
        </text:list-item>
        <text:list-item text:start-value="3">
          <text:p text:style-name="P33">If only an expression is specified as a statement, then bc command evaluates the expression and prints the result on the standard output. </text:p>
        </text:list-item>
        <text:list-item text:start-value="4">
          <text:p text:style-name="P33">If an assignment operator is found. Bc command assigns the value to the variable and do not print the value on the terminal. </text:p>
        </text:list-item>
        <text:list-item text:start-value="5">
          <text:p text:style-name="P33">A function should be defined before calling it. Always the function definition should appear first before the calling statements. </text:p>
        </text:list-item>
        <text:list-item text:start-value="6">
          <text:p text:style-name="P32">If a standalone variable is found as a statement, bc command prints the value of the variable. You can also Use the print statement for displaying the list of values on the terminal. <text:line-break/>  </text:p>
        </text:list-item>
      </text:list>
      <text:p text:style-name="P9">https://youtu.be/_UwhS0IvwQk?list=PLqM7alHXFySFc4KtwEZTANgmyJm3NqS_L</text:p>
      <text:h text:style-name="Heading_20_2" text:outline-level="2">bc command in Linux with examples – FAQs</text:h>
      <text:h text:style-name="Heading_20_3" text:outline-level="3">What is the bc command used for in Linux? </text:h>
      <text:p text:style-name="P4">The <text:span text:style-name="Source_20_Text">bc</text:span> (Basic Calculator) command in Linux is an arbitrary precision calculator language that supports interactive execution of statements. It’s commonly used for mathematical calculations that require more than the basic capabilities offered by the shell arithmetic. <text:span text:style-name="Source_20_Text">bc</text:span> provides a robust environment for performing integer, floating-point, and even arbitrary precision calculations, making it a preferred choice for complex mathematical operations in shell scripts.</text:p>
      <text:h text:style-name="Heading_20_3" text:outline-level="3">How to perform basic arithmetic with bc?</text:h>
      <text:p text:style-name="P4">To perform basic arithmetic calculations using <text:span text:style-name="Source_20_Text">bc</text:span>, you can enter the <text:span text:style-name="Source_20_Text">bc</text:span> interactive environment by typing <text:span text:style-name="Source_20_Text">bc</text:span> in your terminal and pressing enter. Once in <text:span text:style-name="Source_20_Text">bc</text:span>, you can type arithmetic expressions directly:</text:p>
      <text:p text:style-name="P2">bc</text:p>
      <text:p text:style-name="P2">1+1</text:p>
      <text:p text:style-name="P2">3*4</text:p>
      <text:p text:style-name="P3">(15+5)/4</text:p>
      <text:p text:style-name="P4">To execute <text:span text:style-name="Source_20_Text">bc</text:span> directly from the command line and exit, you can echo the expression into <text:span text:style-name="Source_20_Text">bc</text:span>, like so:</text:p>
      <text:p text:style-name="P3"><text:soft-page-break/>echo "2+3" | bc</text:p>
      <text:p text:style-name="P4">This will output the result of the expression directly to the terminal.</text:p>
      <text:h text:style-name="Heading_20_3" text:outline-level="3">How to use bc for floating-point calculations?</text:h>
      <text:p text:style-name="P4">By default, <text:span text:style-name="Source_20_Text">bc</text:span> does integer calculations. To perform floating-point calculations, you need to set the <text:span text:style-name="Source_20_Text">scale</text:span> variable, which defines the number of decimal places to be considered in the calculations. For example:</text:p>
      <text:p text:style-name="P2">bc</text:p>
      <text:p text:style-name="P2">scale=2</text:p>
      <text:p text:style-name="P3">22/7</text:p>
      <text:p text:style-name="P4">Or for a one-liner from the command line:</text:p>
      <text:p text:style-name="P3">echo "scale=4; 22/7" | bc</text:p>
      <text:p text:style-name="P4">This sets the scale to 4, meaning the result of <text:span text:style-name="Source_20_Text">22/7</text:span> will be calculated with 4 decimal places.</text:p>
      <text:h text:style-name="Heading_20_3" text:outline-level="3">Can bc be used in scripts for complex calculations?</text:h>
      <text:p text:style-name="P4">Yes, <text:span text:style-name="Source_20_Text">bc</text:span> is especially useful in shell scripts for complex mathematical calculations. You can use it within scripts by echoing expressions into <text:span text:style-name="Source_20_Text">bc</text:span> or using here-documents to provide multiple commands to <text:span text:style-name="Source_20_Text">bc</text:span>. Here’s an example of using <text:span text:style-name="Source_20_Text">bc</text:span> in a bash script for complex calculations:</text:p>
      <text:p text:style-name="P2">#!/bin/bash</text:p>
      <text:p text:style-name="P2">result=$(bc &lt;&lt; EOF</text:p>
      <text:p text:style-name="P2">scale=10</text:p>
      <text:p text:style-name="P2">a = (100 + 200) * 3</text:p>
      <text:p text:style-name="P2">b = a^2</text:p>
      <text:p text:style-name="P2">a + b</text:p>
      <text:p text:style-name="P2">EOF</text:p>
      <text:p text:style-name="P2">)</text:p>
      <text:p text:style-name="P3">echo "The result is $result"</text:p>
      <text:p text:style-name="P4">This script uses a here-document to feed multiple calculations into <text:span text:style-name="Source_20_Text">bc</text:span> and captures the output in a variable.</text:p>
      <text:h text:style-name="Heading_20_3" text:outline-level="3">What are some common options for the bc command?</text:h>
      <text:list text:style-name="L12">
        <text:list-item text:start-value="1">
          <text:p text:style-name="P6"><text:span text:style-name="Strong_20_Emphasis"><text:span text:style-name="T1">-l</text:span></text:span>: This option loads the standard math library that comes with <text:span text:style-name="Source_20_Text">bc</text:span>. This library includes advanced functions like sine (<text:span text:style-name="Source_20_Text">s()</text:span>), cosine (<text:span text:style-name="Source_20_Text">c()</text:span>), and the natural logarithm (<text:span text:style-name="Source_20_Text">l()</text:span>). </text:p>
        </text:list-item>
        <text:list-item text:start-value="2">
          <text:p text:style-name="P6"><text:span text:style-name="Strong_20_Emphasis"><text:span text:style-name="T1">-i</text:span></text:span>: Forces <text:span text:style-name="Source_20_Text">bc</text:span> to run in interactive mode, regardless of how it is called. This is useful for debugging scripts. </text:p>
        </text:list-item>
        <text:list-item text:start-value="3">
          <text:p text:style-name="P6"><text:span text:style-name="Strong_20_Emphasis"><text:span text:style-name="T1">-q</text:span></text:span>: Quiet mode. This option prevents <text:span text:style-name="Source_20_Text">bc</text:span> from printing the normal GNU <text:span text:style-name="Source_20_Text">bc</text:span> welcome. </text:p>
        </text:list-item>
        <text:list-item text:start-value="4">
          <text:p text:style-name="P6"><text:span text:style-name="Strong_20_Emphasis"><text:span text:style-name="T1">-s</text:span></text:span>: This stands for “standard” and ensures that the <text:span text:style-name="Source_20_Text">POSIX</text:span> standard for <text:span text:style-name="Source_20_Text">bc</text:span> is followed, disabling certain GNU extensions. </text:p>
        </text:list-item>
        <text:list-item text:start-value="5">
          <text:p text:style-name="P5"><text:soft-page-break/><text:span text:style-name="Strong_20_Emphasis"><text:span text:style-name="T1">-w</text:span></text:span>: Provides a warning when using GNU extensions if the <text:span text:style-name="Source_20_Text">-s</text:span> option is also used. </text:p>
        </text:list-item>
      </text:list>
      <text:p text:style-name="Text_20_body"/>
      <text:section text:style-name="Sect1" text:name="AP_G4GR_6">
        <text:p text:style-name="Text_20_body"/>
      </text:section>
      <text:p text:style-name="Text_20_body">Summer-time is here and so is the time to skill-up! More than 5,000 learners have now completed their journey from <text:span text:style-name="Strong_20_Emphasis">basics of DSA to advanced level development programs</text:span> such as Full-Stack, Backend Development, Data Science. <text:line-break/><text:line-break/>And why go anywhere else when our <text:a xlink:type="simple" xlink:href="https://www.geeksforgeeks.org/courses/dsa-to-development-coding-guide?utm_source=geeksforgeeks&amp;utm_medium=article_bottom_text_default&amp;utm_campaign=courses" text:style-name="Internet_20_link" text:visited-style-name="Visited_20_Internet_20_Link">DSA to Development: Coding Guide</text:a> will help you master all this in a few months! <text:bookmark text:name="docs-internal-guid-25c00b00-7fff-3831-e51c-8560d58bf776"/>Apply now to our <text:a xlink:type="simple" xlink:href="https://www.geeksforgeeks.org/courses/dsa-to-development-coding-guide?utm_source=geeksforgeeks&amp;utm_medium=article_bottom_text_default&amp;utm_campaign=courses" text:style-name="Internet_20_link" text:visited-style-name="Visited_20_Internet_20_Link">DSA to Development Program</text:a> and our counsellors will connect with you for further guidance &amp; suppor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var font-primary" svg:font-family="'var font-primar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6T18:13:57.282844954</meta:creation-date>
    <dc:date>2024-07-26T18:15:18.249743387</dc:date>
    <meta:editing-duration>PT1M22S</meta:editing-duration>
    <meta:editing-cycles>1</meta:editing-cycles>
    <meta:document-statistic meta:table-count="0" meta:image-count="0" meta:object-count="0" meta:page-count="10" meta:paragraph-count="277" meta:word-count="2410" meta:character-count="13870" meta:non-whitespace-character-count="11542"/>
    <meta:generator>LibreOffice/7.4.7.2$Linux_X86_64 LibreOffice_project/40$Build-2</meta:generator>
  </office:meta>
</office:document-meta>
</file>